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11972" officeooo:paragraph-rsid="00011972"/>
    </style:style>
    <style:style style:name="P2" style:family="paragraph" style:parent-style-name="Heading_20_2">
      <style:text-properties officeooo:rsid="00011972" officeooo:paragraph-rsid="00011972"/>
    </style:style>
    <style:style style:name="P3" style:family="paragraph" style:parent-style-name="Text_20_body" style:list-style-name="L1">
      <style:text-properties officeooo:rsid="00011972" officeooo:paragraph-rsid="00011972"/>
    </style:style>
    <style:style style:name="P4" style:family="paragraph" style:parent-style-name="Text_20_body" style:list-style-name="L1">
      <style:text-properties officeooo:rsid="0001d3fb" officeooo:paragraph-rsid="0001d3fb"/>
    </style:style>
    <style:style style:name="P5" style:family="paragraph" style:parent-style-name="Text_20_body">
      <style:text-properties officeooo:rsid="0002eaf4" officeooo:paragraph-rsid="0002eaf4"/>
    </style:style>
    <style:style style:name="P6" style:family="paragraph" style:parent-style-name="Text_20_body">
      <style:text-properties officeooo:rsid="0004dde3" officeooo:paragraph-rsid="0004dde3"/>
    </style:style>
    <style:style style:name="P7" style:family="paragraph" style:parent-style-name="Text_20_body" style:master-page-name="">
      <style:paragraph-properties style:page-number="auto" fo:keep-with-next="always"/>
      <style:text-properties officeooo:rsid="0004dde3" officeooo:paragraph-rsid="0004dde3"/>
    </style:style>
    <style:style style:name="P8" style:family="paragraph" style:parent-style-name="Text_20_body" style:list-style-name="L2">
      <style:text-properties style:font-name="Liberation Mono" fo:font-size="11pt" officeooo:rsid="0004dde3" officeooo:paragraph-rsid="0004dde3" style:font-size-asian="11pt" style:font-size-complex="11pt"/>
    </style:style>
    <style:style style:name="P9" style:family="paragraph" style:parent-style-name="Text_20_body" style:list-style-name="L3">
      <style:text-properties style:font-name="Liberation Mono" fo:font-size="11pt" officeooo:rsid="0004dde3" officeooo:paragraph-rsid="0004dde3" style:font-size-asian="11pt" style:font-size-complex="11pt"/>
    </style:style>
    <style:style style:name="P10" style:family="paragraph" style:parent-style-name="Text_20_body">
      <style:text-properties officeooo:rsid="00067858" officeooo:paragraph-rsid="00067858"/>
    </style:style>
    <style:style style:name="P11" style:family="paragraph" style:parent-style-name="Text_20_body">
      <style:text-properties officeooo:rsid="0004dde3" officeooo:paragraph-rsid="00067858"/>
    </style:style>
    <style:style style:name="P12" style:family="paragraph" style:parent-style-name="Text_20_body" style:list-style-name="L2">
      <style:text-properties style:font-name="Liberation Mono" fo:font-size="11pt" officeooo:rsid="0004dde3" officeooo:paragraph-rsid="00067858" style:font-size-asian="11pt" style:font-size-complex="11pt"/>
    </style:style>
    <style:style style:name="P13" style:family="paragraph" style:parent-style-name="Text_20_body" style:list-style-name="L4">
      <style:text-properties style:font-name="Liberation Mono" fo:font-size="11pt" officeooo:rsid="0004dde3" officeooo:paragraph-rsid="00067858" style:font-size-asian="11pt" style:font-size-complex="11pt"/>
    </style:style>
    <style:style style:name="P14" style:family="paragraph" style:parent-style-name="Text_20_body">
      <style:text-properties officeooo:rsid="0004dde3" officeooo:paragraph-rsid="00072ea3"/>
    </style:style>
    <style:style style:name="P15" style:family="paragraph" style:parent-style-name="Text_20_body" style:list-style-name="L2">
      <style:text-properties style:font-name="Liberation Mono" fo:font-size="11pt" officeooo:rsid="0004dde3" officeooo:paragraph-rsid="00072ea3" style:font-size-asian="11pt" style:font-size-complex="11pt"/>
    </style:style>
    <style:style style:name="P16" style:family="paragraph" style:parent-style-name="Text_20_body" style:list-style-name="L2">
      <style:text-properties style:font-name="Liberation Mono" fo:font-size="11pt" officeooo:rsid="00072ea3" officeooo:paragraph-rsid="00072ea3" style:font-size-asian="11pt" style:font-size-complex="11pt"/>
    </style:style>
    <style:style style:name="P17" style:family="paragraph" style:parent-style-name="Text_20_body" style:list-style-name="L5">
      <style:text-properties style:font-name="Liberation Mono" fo:font-size="11pt" officeooo:rsid="0004dde3" officeooo:paragraph-rsid="00072ea3" style:font-size-asian="11pt" style:font-size-complex="11pt"/>
    </style:style>
    <style:style style:name="P18" style:family="paragraph" style:parent-style-name="Text_20_body">
      <style:text-properties officeooo:rsid="00072ea3" officeooo:paragraph-rsid="00072ea3"/>
    </style:style>
    <style:style style:name="P19" style:family="paragraph" style:parent-style-name="Text_20_body">
      <style:text-properties officeooo:rsid="00073783" officeooo:paragraph-rsid="00073783"/>
    </style:style>
    <style:style style:name="P20" style:family="paragraph" style:parent-style-name="Text_20_body">
      <style:text-properties officeooo:rsid="0004dde3" officeooo:paragraph-rsid="00073783"/>
    </style:style>
    <style:style style:name="P21" style:family="paragraph" style:parent-style-name="Text_20_body" style:list-style-name="L2">
      <style:text-properties style:font-name="Liberation Mono" fo:font-size="11pt" officeooo:rsid="0004dde3" officeooo:paragraph-rsid="00073783" style:font-size-asian="11pt" style:font-size-complex="11pt"/>
    </style:style>
    <style:style style:name="P22" style:family="paragraph" style:parent-style-name="Text_20_body" style:list-style-name="L2">
      <style:text-properties style:font-name="Liberation Mono" fo:font-size="11pt" officeooo:rsid="00072ea3" officeooo:paragraph-rsid="00073783" style:font-size-asian="11pt" style:font-size-complex="11pt"/>
    </style:style>
    <style:style style:name="P23" style:family="paragraph" style:parent-style-name="Text_20_body" style:list-style-name="L6">
      <style:text-properties style:font-name="Liberation Mono" fo:font-size="11pt" officeooo:rsid="0004dde3" officeooo:paragraph-rsid="00073783" style:font-size-asian="11pt" style:font-size-complex="11pt"/>
    </style:style>
    <style:style style:name="P24" style:family="paragraph" style:parent-style-name="Text_20_body">
      <style:text-properties officeooo:rsid="00072ea3" officeooo:paragraph-rsid="00073783"/>
    </style:style>
    <style:style style:name="P25" style:family="paragraph" style:parent-style-name="Text_20_body">
      <style:text-properties officeooo:rsid="000914c6" officeooo:paragraph-rsid="000914c6"/>
    </style:style>
    <style:style style:name="P26" style:family="paragraph" style:parent-style-name="Heading_20_2">
      <style:text-properties officeooo:rsid="000a74cf" officeooo:paragraph-rsid="000a74cf"/>
    </style:style>
    <style:style style:name="P27" style:family="paragraph" style:parent-style-name="Text_20_body">
      <style:text-properties officeooo:rsid="000a74cf" officeooo:paragraph-rsid="000a74cf"/>
    </style:style>
    <style:style style:name="P28" style:family="paragraph" style:parent-style-name="Text_20_body" style:list-style-name="L7">
      <style:text-properties officeooo:rsid="000a74cf" officeooo:paragraph-rsid="000a74cf"/>
    </style:style>
    <style:style style:name="P29" style:family="paragraph" style:parent-style-name="Heading_20_2">
      <style:text-properties officeooo:rsid="000e2a7e" officeooo:paragraph-rsid="000e2a7e"/>
    </style:style>
    <style:style style:name="P30" style:family="paragraph" style:parent-style-name="Text_20_body">
      <style:text-properties officeooo:rsid="000e9852" officeooo:paragraph-rsid="000e9852"/>
    </style:style>
    <style:style style:name="P31" style:family="paragraph" style:parent-style-name="Text_20_body">
      <style:text-properties officeooo:rsid="000e2a7e" officeooo:paragraph-rsid="000e9852"/>
    </style:style>
    <style:style style:name="T1" style:family="text">
      <style:text-properties style:font-name="Liberation Serif" fo:language="cs" fo:country="CZ" fo:font-style="normal" officeooo:rsid="0039e481" style:font-name-asian="Liberation Serif" style:font-style-asian="normal" style:font-name-complex="Liberation Serif" style:font-style-complex="normal"/>
    </style:style>
    <style:style style:name="T2" style:family="text">
      <style:text-properties fo:language="en" fo:country="US"/>
    </style:style>
    <style:style style:name="T3" style:family="text">
      <style:text-properties fo:language="cs" fo:country="CZ"/>
    </style:style>
    <style:style style:name="T4" style:family="text">
      <style:text-properties officeooo:rsid="0002eaf4"/>
    </style:style>
    <style:style style:name="T5" style:family="text">
      <style:text-properties style:font-name="Liberation Mono" fo:font-size="11pt" style:font-size-asian="11pt" style:font-size-complex="11pt"/>
    </style:style>
    <style:style style:name="T6" style:family="text">
      <style:text-properties style:text-position="sub 58%"/>
    </style:style>
    <style:style style:name="T7" style:family="text">
      <style:text-properties officeooo:rsid="00067858"/>
    </style:style>
    <style:style style:name="T8" style:family="text">
      <style:text-properties officeooo:rsid="00072ea3"/>
    </style:style>
    <style:style style:name="T9" style:family="text">
      <style:text-properties officeooo:rsid="00073783"/>
    </style:style>
    <style:style style:name="T10" style:family="text">
      <style:text-properties style:font-name="Liberation Mono" fo:font-size="11pt" officeooo:rsid="0004dde3" style:font-size-asian="11pt" style:font-size-complex="11pt"/>
    </style:style>
    <style:style style:name="T11" style:family="text">
      <style:text-properties style:font-name="Liberation Mono" fo:font-size="11pt" officeooo:rsid="00067858" style:font-size-asian="11pt" style:font-size-complex="11pt"/>
    </style:style>
    <style:style style:name="T12" style:family="text">
      <style:text-properties officeooo:rsid="000b58e4"/>
    </style:style>
    <style:style style:name="T13" style:family="text">
      <style:text-properties style:text-position="sub 58%" officeooo:rsid="000b58e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match /juːmæt͡ʃ/ <text:span text:style-name="T1">–</text:span> metrika pro UMR? :-)</text:h>
      <text:p text:style-name="P1">Základem je porovnání dvou sobě odpovídajících uzlů ve dvou různých anotacích téže věty. Prvním problémem je stanovit, které uzly si odpovídají, protože počet uzlů ani jejich označení není pevně dáno. Druhým (a snadnějším) krokem je pak porovnat atributy sobě odpovídajících uzlů a výsledek vyjádřit pomocí nějakého skóre v intervalu <text:span text:style-name="T2">[0;1] </text:span><text:span text:style-name="T3">(kde 0 znamená zcela nepodobné uzly, 1 znamená ekvivalentní uzly).</text:span></text:p>
      <text:h text:style-name="P2" text:outline-level="2">Porovnání sobě odpovídajících uzlů</text:h>
      <text:p text:style-name="P1">Uzel je charakterizován několika vlastnostmi:</text:p>
      <text:list text:style-name="L1">
        <text:list-item>
          <text:p text:style-name="P3">Proměnná (např. „s9p“), funguje jako jednoznačný identifikátor uzlu v daném dokumentu. Odpovídající uzel ve druhém souboru může mít proměnnou jinou (jiný řetězec, např. „s9p3“). Důležité je, že víme, která proměnná v jednom souboru odpovídá které proměnné ve druhém souboru.</text:p>
        </text:list-item>
        <text:list-item>
          <text:p text:style-name="P4">Koncept (např. „povídat-001“). <text:span text:style-name="T4">Někdy se o vztahu mezi proměnnou a konceptem mluví jako o zvláštní hraně typu instance („proměnná s9p je instancí konceptu povídat-001“).</text:span></text:p>
        </text:list-item>
        <text:list-item>
          <text:p text:style-name="P4">Hrana vedoucí k jinému uzlu (výchozí uzel je rodič, ten jiný uzel je dítě). Hrana má značku neboli typ <text:span text:style-name="T4">neboli název</text:span> (např. „:ARG0“) a identifikátor (proměnnou) cílového uzlu. Při porovnávání hrany s hranou vedoucí z odpovídajícího rodiče ve druhém souboru je třeba proměnnou dítěte rovněž namapovat na odpovídající uzel ve druhém souboru.</text:p>
        </text:list-item>
        <text:list-item>
          <text:p text:style-name="P4">Atribut má název a hodnotu. Opticky v anotaci připomíná hranu (název je např. „:quant“), akorát hodnota není identifikátor dítěte, ale jen nějaká řetězcová nebo číselná hodnota (např. „6“). Některé typy atributů navíc mohou být podle potřeby i hranami, např. právě „:quant“ může mít buď číselnou hodnotu, nebo identifikátor uzlu s nějakým konceptem.</text:p>
        </text:list-item>
      </text:list>
      <text:p text:style-name="P5">Obecně lze na vlastnosti uzlu pohlížet jako na trojice (X, Y, Z), kde X je proměnná identifikující uzel, jehož vlastnost to je, Y identifikuje vlastnost (název hrany, název atributu, nebo „concept“, pokud jde o koncept) a Z je hodnotou vlastnosti (proměnná identifikující dítě, hodnota atributu, koncept). Proměnné, ať už jsou v X nebo v Z, se vždy porovnávají tak, že se přeloží na odpovídající proměnnou ve druhém souboru. Názvy v Y a hodnoty v Z se porovnávají přímo (řetězcově nebo numericky).</text:p>
      <text:p text:style-name="P6">Když porovnáváme charakteristické trojice ze dvou sobě odpovídajících uzlů, je X vždy stejné (a z definice odpovídá X v protějším uzlu). Kdyby oba uzly obsahovaly stejné názvy vlastností a atributů a každé Y by se v daném uzlu vyskytlo nejvýše jednou, bylo by možné srovnání sobě odpovídajících uzlů vyjádřit procentem shody: pro každé (X, Y) se zjistí jemu odpovídající Z a pokud je stejné (X, Y, Z) i ve druhém uzlu, započítáme 1 pozitivní odpověď. Na konci počet pozitivních odpovědí vydělíme počtem všech odpovědí. Příklad:</text:p>
      <text:p text:style-name="P6">Uzel v souboru A: <text:span text:style-name="T5">(s1p / person :refer-person 3rd :refer-number singular)</text:span></text:p>
      <text:p text:style-name="P6">Uzel v souboru B: <text:span text:style-name="T5">(s1p2 / person :refer-person 3rd :refer-number plural)</text:span></text:p>
      <text:p text:style-name="P6">Každý uzel je charakterizován celkem třemi trojicemi.</text:p>
      <text:p text:style-name="P7"><text:soft-page-break/>A:</text:p>
      <text:list xml:id="list2814711054" text:style-name="L2">
        <text:list-item>
          <text:p text:style-name="P8">s1p concept person</text:p>
        </text:list-item>
        <text:list-item>
          <text:p text:style-name="P8">s1p :refer-person 3rd</text:p>
        </text:list-item>
        <text:list-item>
          <text:p text:style-name="P8">s1p :refer-number singular</text:p>
        </text:list-item>
      </text:list>
      <text:p text:style-name="P6">B:</text:p>
      <text:list text:style-name="L3">
        <text:list-item>
          <text:p text:style-name="P9">s1p2 concept person</text:p>
        </text:list-item>
        <text:list-item>
          <text:p text:style-name="P9">s1p2 :refer-person 3rd</text:p>
        </text:list-item>
        <text:list-item>
          <text:p text:style-name="P9">s1p2 :refer-number plural</text:p>
        </text:list-item>
      </text:list>
      <text:p text:style-name="P10">Při porovnávání hodnot Z u sobě odpovídajících (X, Y) zjistíme shodu 2/3 = 67%.</text:p>
      <text:p text:style-name="P10">Pokud by jeden z uzlů měl vlastnost (Y), kterou druhý uzel vůbec nemá (což si lze také představit tak, že tuto vlastnost má, ale hodnota Z je prázdný řetězec), budeme chtít místo úplné shody počítat přesnost, úplnost a skóre F<text:span text:style-name="T6">1</text:span>.</text:p>
      <text:p text:style-name="P11">A:</text:p>
      <text:list xml:id="list221816984081212" text:continue-list="list2814711054" text:style-name="L2">
        <text:list-item>
          <text:p text:style-name="P12">s1p concept <text:span text:style-name="T7">povídat-001</text:span></text:p>
        </text:list-item>
        <text:list-item>
          <text:p text:style-name="P12">s1p :<text:span text:style-name="T7">temporal</text:span> <text:span text:style-name="T7">s1t</text:span></text:p>
        </text:list-item>
      </text:list>
      <text:p text:style-name="P11">B:</text:p>
      <text:list text:style-name="L4">
        <text:list-item>
          <text:p text:style-name="P13">s1p2 concept <text:span text:style-name="T7">povídat-001</text:span></text:p>
        </text:list-item>
        <text:list-item>
          <text:p text:style-name="P13">s1p2 :<text:span text:style-name="T7">place</text:span> <text:span text:style-name="T7">s1p3</text:span></text:p>
        </text:list-item>
      </text:list>
      <text:p text:style-name="P10">V tomto případě pracujeme se třemi různými Y: <text:span text:style-name="T5">concept</text:span>, <text:span text:style-name="T5">:temporal</text:span>, <text:span text:style-name="T5">:place</text:span>. Prostá shoda příslušných Z bude 1/3 = 33% (u vlastností <text:span text:style-name="T5">:temporal</text:span> a <text:span text:style-name="T5">:place</text:span> bereme na opačné straně za Z prázdný řetězec).</text:p>
      <text:p text:style-name="P10">U úplnosti <text:span text:style-name="T8">(R)</text:span> nás zajím<text:span text:style-name="T8">á, kolik z vlastností levého souboru se správně objevilo i v pravém souboru. U přesnosti (P) nás naopak zajímá, kolik z vlastností pravého souboru se správně objevilo i v levém souboru. Zde budou obě čísla stejná, a to 1/2 = 50% (v obou případech sledujeme dvě vlastnosti, jedna z nich je koncept, který se shoduje, druhá je něco, co se v protějším souboru nenašlo). Poznámka: Zde říkáme „levý“ a „pravý“ soubor. Pojmům „úplnost“ a „přesnost“ odpovídá situace, kdy levý soubor je zlatý standard a pravý soubor je proti standardu porovnávaný výstup nějakého algoritmu. Můžeme ale oba soubory prohodit a vše bude fungovat zrcadlově, přesnost se stane úplností a naopak.</text:span></text:p>
      <text:p text:style-name="P14">A:</text:p>
      <text:list xml:id="list221817816576492" text:continue-list="list221816984081212" text:style-name="L2">
        <text:list-item>
          <text:p text:style-name="P15">s1p concept <text:span text:style-name="T7">povídat-001</text:span></text:p>
        </text:list-item>
        <text:list-item>
          <text:p text:style-name="P16">s1p :ARG0 s1j</text:p>
        </text:list-item>
        <text:list-item>
          <text:p text:style-name="P15">s1p :<text:span text:style-name="T7">temporal</text:span> <text:span text:style-name="T7">s1t</text:span></text:p>
        </text:list-item>
      </text:list>
      <text:p text:style-name="P14">B:</text:p>
      <text:list text:style-name="L5">
        <text:list-item>
          <text:p text:style-name="P17">s1p2 concept <text:span text:style-name="T7">povídat-001</text:span></text:p>
        </text:list-item>
        <text:list-item>
          <text:p text:style-name="P17">s1p2 :<text:span text:style-name="T8">ARG0</text:span> <text:span text:style-name="T7">s1</text:span><text:span text:style-name="T8">j</text:span></text:p>
        </text:list-item>
      </text:list>
      <text:p text:style-name="P18"><text:soft-page-break/>Předpokládejme, že uzel <text:span text:style-name="T5">s1j</text:span> v souboru A odpovídá uzlu <text:span text:style-name="T5">s1j</text:span> v souboru B, u vlastnosti <text:span text:style-name="T5">:ARG0</text:span> tedy panuje shoda. Soubor A má 3 vlastnosti a 2 z nich se shodují se souborem B, tedy úplnost R = 2/3 = 67%. Soubor B má 2 vlastnosti a obě se shodují se souborem A, tedy přesnost P = 2/2 = 100%.</text:p>
      <text:p text:style-name="P18">Vypočítáme F<text:span text:style-name="T6">1</text:span> = 2PR / (P+R) = <text:span text:style-name="T9">80%.</text:span></text:p>
      <text:p text:style-name="P19">Může se také stát, že uzel má několik vlastností stejného jména (opakující se Y). Např. události mohou mít několik hran typu <text:span text:style-name="T5">:place</text:span>:</text:p>
      <text:p text:style-name="P20">A:</text:p>
      <text:list text:continue-list="list221817816576492" text:style-name="L2">
        <text:list-item>
          <text:p text:style-name="P21">s1p concept <text:span text:style-name="T7">povídat-001</text:span></text:p>
        </text:list-item>
        <text:list-item>
          <text:p text:style-name="P22">s1p :ARG0 s1j</text:p>
        </text:list-item>
        <text:list-item>
          <text:p text:style-name="P21">s1p :<text:span text:style-name="T9">place</text:span> <text:span text:style-name="T7">s1</text:span><text:span text:style-name="T9">c</text:span></text:p>
        </text:list-item>
        <text:list-item>
          <text:p text:style-name="P21">s1p :<text:span text:style-name="T9">place</text:span> <text:span text:style-name="T7">s1</text:span><text:span text:style-name="T9">t</text:span></text:p>
        </text:list-item>
      </text:list>
      <text:p text:style-name="P20">B:</text:p>
      <text:list text:style-name="L6">
        <text:list-item>
          <text:p text:style-name="P23">s1p2 concept <text:span text:style-name="T7">povídat-001</text:span></text:p>
        </text:list-item>
        <text:list-item>
          <text:p text:style-name="P23">s1p2 :<text:span text:style-name="T8">ARG0</text:span> <text:span text:style-name="T7">s1</text:span><text:span text:style-name="T8">j</text:span></text:p>
        </text:list-item>
        <text:list-item>
          <text:p text:style-name="P23">s1p<text:span text:style-name="T9">2</text:span> :<text:span text:style-name="T9">place</text:span> <text:span text:style-name="T7">s1</text:span><text:span text:style-name="T9">c</text:span></text:p>
        </text:list-item>
      </text:list>
      <text:p text:style-name="P19">Přesnost a úplnost si poradí i s touto situací. Opět předpokládáme, že proměnné <text:span text:style-name="T5">s1j</text:span> si v obou souborech odpovídají, totéž platí o <text:span text:style-name="T5">s1c</text:span>. Trojici (<text:span text:style-name="T10">s1p :</text:span><text:span text:style-name="T5">place</text:span><text:span text:style-name="T10"> </text:span><text:span text:style-name="T11">s1</text:span><text:span text:style-name="T5">c</text:span>) ze souboru A odpovídá v souboru B trojice (<text:span text:style-name="T10">s1p</text:span><text:span text:style-name="T5">2</text:span><text:span text:style-name="T10"> :</text:span><text:span text:style-name="T5">place</text:span><text:span text:style-name="T10"> </text:span><text:span text:style-name="T11">s1</text:span><text:span text:style-name="T5">c</text:span>), zatímco trojici (<text:span text:style-name="T10">s1p :</text:span><text:span text:style-name="T5">place</text:span><text:span text:style-name="T10"> </text:span><text:span text:style-name="T11">s1</text:span><text:span text:style-name="T5">t</text:span>) neodpovídá v souboru B nic.</text:p>
      <text:p text:style-name="P19">R = 3/4 = 75%</text:p>
      <text:p text:style-name="P19">P = 3/3 = 100%</text:p>
      <text:p text:style-name="P24">F<text:span text:style-name="T6">1</text:span> = 2PR / (P+R) = <text:span text:style-name="T9">86%</text:span></text:p>
      <text:p text:style-name="P25">Pokud jsou P a R shodné, je s nimi shodné i F<text:span text:style-name="T6">1</text:span>. V úvodním příkladu, kde oba uzly měly stejnou sadu vlastností, je toto číslo identické také s prostým procentem shody („úspěšností“). Ovšem v případě, že uzel může obsahovat stejné Y vícekrát s různými Z, nelze procento shody spočítat.</text:p>
      <text:h text:style-name="P26" text:outline-level="2">Které uzly si odpovídají?</text:h>
      <text:p text:style-name="P27">TBA:</text:p>
      <text:list text:style-name="L7">
        <text:list-item>
          <text:p text:style-name="P28">Popsat už udělané mapování přes zarovnání na slova a přes koncepty a :op u jmen.</text:p>
        </text:list-item>
        <text:list-item>
          <text:p text:style-name="P28">Navrhnout nějakou další symetrizaci? Je vůbec možné zajistit, že každý uzel bude mít buď 0 nebo 1 protějšek na druhé straně? (A samozřejmě že případná relace 1-1 pak bude symetrická.) Každopádně by se opět mohlo vybírat pomocí konceptů, případně pomocí nejlepší shody.</text:p>
        </text:list-item>
      </text:list>
      <text:h text:style-name="P26" text:outline-level="2">Agregace přes všechny uzly</text:h>
      <text:p text:style-name="P27">TBA: Cílem je, aby kromě řady dílčích údajů mohla metoda vyprodukovat jedno skóre, které bude udávat celkovou míru shody. To by mělo zahrnovat i uzly, pro které se nepodařilo najít protějšek <text:span text:style-name="T1">–</text:span> <text:soft-page-break/>jejich vlastnosti budou započítány do celkového počtu porovnávaných vlastností, ale nedodají žádné pozitivní body, protože se nenašly v odpovídajícím uzlu druhého souboru (protože není žádný takový uzel). <text:span text:style-name="T12">Mezi dílčími údaji nicméně můžeme tyto jevy oddělit a dodat zvlášť skóre trojic na spárovaných uzlech a zvlášť F</text:span><text:span text:style-name="T13">1</text:span><text:span text:style-name="T12"> skóre párování uzlů.</text:span></text:p>
      <text:h text:style-name="P29" text:outline-level="2">Další poznámky</text:h>
      <text:p text:style-name="P30">Ve výchozím nastavení se kontrolují všechny trojice, které lze ve větných grafech najít, tedy všechny koncepty, hrany a atributy. Uživatel samozřejmě může mít zájem o dílčí vyhodnocení např. jenom konceptů, nebo o vynechání některých atributů (např. :wiki), které v daném souboru anotované nejsou. Takto upravené metriky budou k dispozici na vyžádání.</text:p>
      <text:p text:style-name="P31">Ve výchozím nastavení metriky se invertovaným hranám nedostává žádného zvláštního zacházení. Tím pádem se trojice <text:span text:style-name="T5">(s1a, :ARG0, s1b)</text:span> a <text:span text:style-name="T5">(s1b, :ARG0-of, s1a)</text:span> nepovažují za ekvivalentní, přestože znamenají téměř totéž (až na to, že volba mezi invertovanou a neinvertovanou hranou může reflektovat hierarchii hlavní a vedlejší predikace ve větě).</text:p>
      <text:p text:style-name="P30">Zatím neřešíme grafy na úrovni dokumentu. Až na ně dojde, bude pravděpodobně možné i je rozebrat na podobné trojice, kde půjde buď o pojmenované hrany mezi uzly, nebo mezi uzlem a konstantou (např. document-creation-time). Otázka je, zda i tam budeme ve výchozím nastavení trvat na přesně stejném znění anotace v obou dokumentech, nebo umožníme některé vztahy dopočítat (např. tranzitivní uzávěr koreferenčních hran typu :same-ent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5-04-03T15:34:10.401000000</meta:creation-date>
    <dc:date>2025-04-03T22:18:16.265000000</dc:date>
    <dc:creator>Daniel Zeman</dc:creator>
    <meta:editing-duration>PT51M</meta:editing-duration>
    <meta:editing-cycles>7</meta:editing-cycles>
    <meta:generator>LibreOffice/24.8.5.2$Windows_X86_64 LibreOffice_project/fddf2685c70b461e7832239a0162a77216259f22</meta:generator>
    <meta:document-statistic meta:table-count="0" meta:image-count="0" meta:object-count="0" meta:page-count="4" meta:paragraph-count="65" meta:word-count="1252" meta:character-count="7671" meta:non-whitespace-character-count="6510"/>
  </office:meta>
</office:document-meta>
</file>